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2701" officeooo:paragraph-rsid="001c2701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d4597" officeooo:paragraph-rsid="001d4597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e8b62" officeooo:paragraph-rsid="001e8b62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2066d1" officeooo:paragraph-rsid="002066d1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220a5d" officeooo:paragraph-rsid="00220a5d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2239a3" officeooo:paragraph-rsid="002239a3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2b94e" officeooo:paragraph-rsid="0022b94e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2410f3" officeooo:paragraph-rsid="002410f3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253579" officeooo:paragraph-rsid="00253579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8b62" officeooo:paragraph-rsid="001e8b6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48208"/>
    </style:style>
    <style:style style:name="T3" style:family="text">
      <style:text-properties style:text-underline-style="solid" style:text-underline-width="auto" style:text-underline-color="font-color" officeooo:rsid="00267733"/>
    </style:style>
    <style:style style:name="T4" style:family="text">
      <style:text-properties style:text-underline-style="solid" style:text-underline-width="auto" style:text-underline-color="font-color" officeooo:rsid="0029f6a6"/>
    </style:style>
    <style:style style:name="T5" style:family="text">
      <style:text-properties style:text-underline-style="solid" style:text-underline-width="auto" style:text-underline-color="font-color" officeooo:rsid="002acd2b"/>
    </style:style>
    <style:style style:name="T6" style:family="text">
      <style:text-properties officeooo:rsid="00221b3c"/>
    </style:style>
    <style:style style:name="T7" style:family="text">
      <style:text-properties officeooo:rsid="00248208"/>
    </style:style>
    <style:style style:name="T8" style:family="text">
      <style:text-properties officeooo:rsid="00267733"/>
    </style:style>
    <style:style style:name="T9" style:family="text">
      <style:text-properties officeooo:rsid="002912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MA LOGICO</text:p>
      <text:p text:style-name="P1"/>
      <text:p text:style-name="P2">UTENTE(<text:span text:style-name="T1">Username</text:span>, <text:span text:style-name="T1">Email</text:span> , Tipo, Residenza, Data Nascita)</text:p>
      <text:p text:style-name="P2"/>
      <text:p text:style-name="P2">PREFERENZA( [<text:span text:style-name="T1">Username</text:span>, <text:span text:style-name="T1">Email](</text:span>UTENTE),<text:span text:style-name="T1"> Nome </text:span>(CATEGORIA)) //lo scrivo per SQL oppure easy : PREFERENZA(<text:span text:style-name="T1">UTENTE</text:span>,<text:span text:style-name="T1">CATEGORIA</text:span>) con implicito i vincoli sulle chiavi?</text:p>
      <text:p text:style-name="P3"/>
      <text:p text:style-name="P3">CATEGORIA(<text:span text:style-name="T1">Nome)</text:span></text:p>
      <text:p text:style-name="P10"/>
      <text:p text:style-name="P4">SOTTOCATEGORIA(<text:span text:style-name="T1">CATEGORIA, Nome)</text:span> //ingloba relazione appartenenza grazie a cardinaità 1,1</text:p>
      <text:p text:style-name="P3"/>
      <text:p text:style-name="P5">TOPIC(<text:span text:style-name="T1">CATEGORIA</text:span>,<text:span text:style-name="T1">DOMANDA_</text:span><text:span text:style-name="T4">APERTA,SONDAGGIO</text:span>)//<text:span text:style-name="T6">implicito il riferimento alla chiavi primarie</text:span></text:p>
      <text:p text:style-name="P6"/>
      <text:p text:style-name="P7">DOMANDE_APERTE(<text:span text:style-name="T4">UTENTE,data</text:span>)</text:p>
      <text:p text:style-name="P7"/>
      <text:p text:style-name="P7">SONDAGGIO(<text:span text:style-name="T5">UTENTE,data</text:span>)</text:p>
      <text:p text:style-name="P10"/>
      <text:p text:style-name="P8">RISPOSTA_PREDEFINITA<text:span text:style-name="T7">(</text:span><text:span text:style-name="T2">UTENTE,SONDAGGIO</text:span><text:span text:style-name="T7">,anonimo)</text:span></text:p>
      <text:p text:style-name="P8"/>
      <text:p text:style-name="P9">RISPOSTA_APERTA(<text:span text:style-name="T1">UTENTE,</text:span><text:span text:style-name="T3">data,</text:span><text:span text:style-name="T8"> anonimo, voto(voto+ , voto -), DOMANDA_APERTA)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1:55:37.345000000</meta:creation-date>
    <dc:date>2015-05-13T20:04:05.481000000</dc:date>
    <meta:editing-duration>PT17M18S</meta:editing-duration>
    <meta:editing-cycles>18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10" meta:word-count="54" meta:character-count="586" meta:non-whitespace-character-count="542"/>
  </office:meta>
</office:document-meta>
</file>